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gif" manifest:full-path="Pictures/100002000000000A0000000A2DB17B7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DejaVu Sans"/>
    </style:style>
    <style:style style:name="P3" style:family="paragraph" style:parent-style-name="Text_20_body">
      <style:paragraph-properties fo:break-before="page"/>
      <style:text-properties style:font-name="DejaVu Sans"/>
    </style:style>
    <style:style style:name="P4" style:family="paragraph" style:parent-style-name="Footer">
      <style:paragraph-properties fo:padding="0cm" fo:border-left="none" fo:border-right="none" fo:border-top="0.035cm solid #000000" fo:border-bottom="none" style:shadow="none">
        <style:tab-stops>
          <style:tab-stop style:position="12cm" style:type="center"/>
          <style:tab-stop style:position="24.964cm" style:type="right"/>
        </style:tab-stops>
      </style:paragraph-properties>
    </style:style>
    <style:style style:name="P5" style:family="paragraph" style:parent-style-name="Header" style:master-page-name="">
      <style:paragraph-properties style:page-number="auto" fo:padding="0cm" fo:border-left="none" fo:border-right="none" fo:border-top="none" fo:border-bottom="0.035cm solid #000000" style:shadow="non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itlepage">
      <style:paragraph-properties fo:margin-top="1.02cm" fo:margin-bottom="0.21cm" style:shadow="none"/>
      <style:text-properties fo:font-size="20pt" fo:font-weight="normal" fo:background-color="transparen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text:list-style style:name="L1">
      <text:list-level-style-image text:level="1" text:style-name="Numbering_20_Symbols" xlink:href="Pictures/100002000000000A0000000AEF71DCFC.gif" xlink:type="simple" xlink:show="embed" xlink:actuate="onLoad">
        <style:list-level-properties text:space-before="1cm" text:min-label-width="1cm" text:min-label-distance="0.499cm" style:vertical-pos="bottom" style:vertical-rel="baseline" fo:width="0.499cm" fo:height="0.499cm"/>
      </text:list-level-style-image>
      <text:list-level-style-image text:level="2" text:style-name="Numbering_20_Symbols" xlink:href="Pictures/100002000000000A0000000A2DB17B76.gif" xlink:type="simple" xlink:show="embed" xlink:actuate="onLoad">
        <style:list-level-properties text:space-before="3.001cm" text:min-label-width="1cm" text:min-label-distance="0.499cm" style:vertical-pos="bottom" style:vertical-rel="baseline" fo:width="0.499cm" fo:height="0.499cm"/>
      </text:list-level-style-image>
      <text:list-level-style-image text:level="3" text:style-name="Numbering_20_Symbols" xlink:href="Pictures/100002000000000A0000000ADDA84F49.gif" xlink:type="simple" xlink:show="embed" xlink:actuate="onLoad">
        <style:list-level-properties text:space-before="5.001cm" text:min-label-width="1cm" text:min-label-distance="0.499cm" style:vertical-pos="bottom" style:vertical-rel="baseline" fo:width="0.499cm" fo:height="0.499cm"/>
      </text:list-level-style-image>
      <text:list-level-style-image text:level="4" text:style-name="Numbering_20_Symbols" xlink:href="Pictures/100002000000000A0000000A1F4FBE6C.gif" xlink:type="simple" xlink:show="embed" xlink:actuate="onLoad">
        <style:list-level-properties text:space-before="7.001cm" text:min-label-width="1cm" text:min-label-distance="0.499cm" style:vertical-pos="bottom" style:vertical-rel="baseline" fo:width="0.499cm" fo:height="0.499cm"/>
      </text:list-level-style-image>
      <text:list-level-style-bullet text:level="5" text:style-name="Bullet_20_Symbols" style:num-suffix="." text:bullet-char="○">
        <style:list-level-properties text:space-before="3.175cm" text:min-label-width="1cm" text:min-label-distance="0.499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1cm" text:min-label-distance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1cm" text:min-label-distance="0.499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1cm" text:min-label-distance="0.499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1cm" text:min-label-distance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1cm" text:min-label-distance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28cm" draw:z-index="0">
        <draw:text-box fo:min-height="3.408cm">
          <text:p text:style-name="Frame_20_contents"/>
        </draw:text-box>
      </draw:frame>
      <draw:frame draw:style-name="fr1" draw:name="Frame2" text:anchor-type="page" text:anchor-page-number="1" svg:x="0cm" svg:y="17.593cm" svg:width="28cm" draw:z-index="1">
        <draw:text-box fo:min-height="3.408cm">
          <text:p text:style-name="Frame_20_contents"/>
        </draw:text-box>
      </draw:frame>
      <text:h text:style-name="Heading_20_1" text:outline-level="1"/>
      <text:p text:style-name="Text_20_body"/>
      <text:p text:style-name="Titlepage">Nagy teljesítményű vészhelyzeti áramforrás tervezése</text:p>
      <text:p text:style-name="P7">Fuszenecker Róbert<text:line-break/>2009. február 25.</text:p>
      <text:h text:style-name="P6" text:outline-level="1">Ez lesz a cím</text:h>
      <text:p text:style-name="Text_20_body">Ide kerül a magyarázó szöveg. Ha hosszú, akkor átlóg a következő sorba.</text:p>
      <text:p text:style-name="Text_20_body">Ez a második bekezdés.</text:p>
      <text:list text:style-name="L1">
        <text:list-item>
          <text:p text:style-name="P1">Felsorolás első sora</text:p>
          <text:list>
            <text:list-item>
              <text:p text:style-name="P1">Felsorolás második sora</text:p>
              <text:list>
                <text:list-item>
                  <text:p text:style-name="P1">Felsorolás harmadik sora</text:p>
                  <text:list>
                    <text:list-item>
                      <text:p text:style-name="P1">Felsorolás negyedik sora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h text:style-name="P6" text:outline-level="1">Ez lesz a cím</text:h>
      <text:p text:style-name="Text_20_body">Ide kerül a magyarázó szöveg. Ha hosszú, akkor átlóg a következő sorba.</text:p>
      <text:p text:style-name="Text_20_body">Ez a második bekezdés.</text:p>
      <text:list text:style-name="L1">
        <text:list-item>
          <text:p text:style-name="P1">Felsorolás első sora</text:p>
          <text:list>
            <text:list-item>
              <text:p text:style-name="P1">Felsorolás második sora</text:p>
              <text:list>
                <text:list-item>
                  <text:p text:style-name="P1">Felsorolás harmadik sora</text:p>
                  <text:list>
                    <text:list-item>
                      <text:p text:style-name="P2">Felsorolás negyedik sora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2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51cm" fo:line-height="100%" fo:text-align="justify" style:justify-single-word="false" style:page-number="auto"/>
      <style:text-properties fo:font-size="2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cm" style:type="center"/>
          <style:tab-stop style:position="23.999cm" style:type="right"/>
        </style:tab-stops>
      </style:paragraph-properties>
      <style:text-properties style:font-name="DejaVu San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cm" style:type="center"/>
          <style:tab-stop style:position="23.999cm" style:type="right"/>
        </style:tab-stops>
      </style:paragraph-properties>
      <style:text-properties style:font-name="DejaVu San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cm" fo:margin-bottom="1cm" style:page-number="auto"/>
      <style:text-properties fo:font-size="250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Titlepage" style:family="paragraph" style:parent-style-name="Heading" style:class="text">
      <style:paragraph-properties fo:text-align="center" style:justify-single-word="false"/>
      <style:text-properties fo:font-size="32pt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style:page-number="auto" fo:padding="0cm" fo:border-left="none" fo:border-right="none" fo:border-top="none" fo:border-bottom="0.035cm solid #000000" style:shadow="none"/>
    </style:style>
    <style:style style:name="P2" style:family="paragraph" style:parent-style-name="Footer">
      <style:paragraph-properties fo:padding="0cm" fo:border-left="none" fo:border-right="none" fo:border-top="0.035cm solid #000000" fo:border-bottom="none" style:shadow="none">
        <style:tab-stops>
          <style:tab-stop style:position="12cm" style:type="center"/>
          <style:tab-stop style:position="24.964cm" style:type="right"/>
        </style:tab-stops>
      </style:paragraph-properties>
    </style:style>
    <style:page-layout style:name="pm1">
      <style:page-layout-properties fo:page-width="28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Nagyteljesítményű vészjelyzeti áramforrás tervezése</text:p>
      </style:header>
      <style:footer>
        <text:p text:style-name="P2">Készítette: Fuszenecker Róbert 2009-ben.<text:tab/><text:tab/>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30T11:50:45</meta:creation-date>
    <dc:date>2009-01-30T12:40:44</dc:date>
    <meta:editing-cycles>22</meta:editing-cycles>
    <meta:editing-duration>PT5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8" meta:word-count="83" meta:character-count="581"/>
  </office:meta>
</office:document-meta>
</file>